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_28_Default_29__20_Title_2f_Text_20_Master-title">
      <style:graphic-properties draw:auto-grow-height="true" fo:min-height="3.507cm" fo:wrap-option="wrap"/>
    </style:style>
    <style:style style:name="pr2" style:family="presentation" style:parent-style-name="_28_Default_29__20_Title_2f_Text_20_Master-notes">
      <style:graphic-properties draw:fill-color="#ffffff" draw:auto-grow-height="true" fo:min-height="12.573cm" fo:wrap-option="wrap"/>
    </style:style>
    <style:style style:name="pr3" style:family="presentation" style:parent-style-name="_28_Default_29__20_Title_2f_Text_20_Master-title">
      <style:graphic-properties fo:min-height="3.256cm" fo:wrap-option="wrap"/>
    </style:style>
    <style:style style:name="pr4" style:family="presentation" style:parent-style-name="_28_Default_29__20_Title_2f_Text_20_Master-outline1">
      <style:graphic-properties fo:min-height="13.609cm" fo:wrap-option="wrap"/>
    </style:style>
    <style:style style:name="pr5" style:family="presentation" style:parent-style-name="_28_Default_29__20_Title_2f_Text_20_Master-notes">
      <style:graphic-properties draw:fill-color="#ffffff" fo:min-height="12.322cm" fo:wrap-option="wrap"/>
    </style:style>
    <style:style style:name="pr6" style:family="presentation" style:parent-style-name="_28_Default_29__20_Title_2f_Text_20_Master-title">
      <style:graphic-properties draw:auto-grow-height="true" fo:min-height="2.338cm" fo:wrap-option="wrap"/>
    </style:style>
    <style:style style:name="pr7" style:family="presentation" style:parent-style-name="_28_Default_29__20_Title_2f_Text_20_Master-outline1">
      <style:graphic-properties fo:min-height="17.188cm" fo:wrap-option="wrap"/>
    </style:style>
    <style:style style:name="pr8" style:family="presentation" style:parent-style-name="_28_Default_29__20_Title_2f_Text_20_Master-outline1">
      <style:graphic-properties fo:min-height="13.629cm" fo:wrap-option="wrap"/>
    </style:style>
    <style:style style:name="pr9" style:family="presentation" style:parent-style-name="_28_Default_29__20_Title_2f_Text_20_Master-outline1">
      <style:graphic-properties fo:min-height="15.74cm" fo:wrap-option="wrap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fo:text-align="end"/>
    </style:style>
    <style:style style:name="P3" style:family="paragraph">
      <style:paragraph-properties style:punctuation-wrap="simple" style:line-break="strict" style:writing-mode="lr-tb"/>
      <style:text-properties fo:font-style="italic" style:font-style-asian="italic" style:font-style-complex="italic"/>
    </style:style>
    <style:style style:name="P4" style:family="paragraph">
      <style:paragraph-properties style:punctuation-wrap="simple" style:line-break="strict" style:writing-mode="lr-tb"/>
      <style:text-properties fo:font-size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text-position="33% 58%" fo:font-size="22pt" style:font-size-asian="22pt" style:font-size-complex="22pt"/>
    </style:style>
    <style:style style:name="T8" style:family="text">
      <style:text-properties fo:font-family="'Courier New'" style:font-style-name="Italic" style:font-family-generic="modern" style:font-pitch="fixed" fo:font-size="13pt" style:font-size-asian="13pt" style:font-size-complex="13pt"/>
    </style:style>
    <style:style style:name="T9" style:family="text">
      <style:text-properties fo:font-family="Arial" style:font-style-name="Italic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28_Default_29__20_Title_2f_Text_20_Master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71cm" svg:y="7.923cm" presentation:class="title" presentation:user-transformed="true">
          <draw:text-box>
            <text:p>AngularJS &amp; Bootstrap<text:line-break/><text:span text:style-name="T1">An Overview</text:span></text:p>
          </draw:text-box>
        </draw:frame>
        <draw:frame presentation:style-name="pr1" draw:text-style-name="P3" draw:layer="layout" svg:width="25.199cm" svg:height="3.507cm" svg:x="1.472cm" svg:y="14.419cm" presentation:class="title" presentation:user-transformed="true">
          <draw:text-box>
            <text:p text:style-name="P2"><text:span text:style-name="T2">Alexandre Quinteiro</text:span><text:span text:style-name="T2"><text:line-break/></text:span><text:span text:style-name="T2">Marcelo Blechner</text:span></text:p>
          </draw:text-box>
        </draw:frame>
        <presentation:notes draw:style-name="dp2"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_28_Default_29__20_Title_2f_Text_20_Master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71cm" svg:y="7.923cm" presentation:class="title" presentation:user-transformed="true">
          <draw:text-box>
            <text:p>Bootstrap</text:p>
          </draw:text-box>
        </draw:frame>
        <presentation:notes draw:style-name="dp2"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2" presentation:class="page"/>
        </presentation:notes>
      </draw:page>
      <draw:page draw:name="page3" draw:style-name="dp1" draw:master-page-name="_28_Default_29__20_Title_2f_Text_20_Master" presentation:presentation-page-layout-name="AL1T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>About Bootstrap</text:p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TML, CSS, and JS Framework</text:p>
              </text:list-item>
              <text:list-item>
                <text:p>Responsive Layouts</text:p>
              </text:list-item>
              <text:list-item>
                <text:p>Mobile First</text:p>
              </text:list-item>
              <text:list-item>
                <text:p><text:span text:style-name="T3">“</text:span><text:span text:style-name="T3">One framework, every device”</text:span></text:p>
              </text:list-item>
            </text:list>
            <text:p/>
            <text:p/>
            <text:p><text:span text:style-name="T4"/></text:p>
            <text:list text:continue-numbering="true" text:style-name="L2">
              <text:list-item>
                <text:p><text:span text:style-name="T4">Bootstrap requires jQue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28_Default_29__20_Title_2f_Text_20_Master" presentation:presentation-page-layout-name="AL1T1">
        <office:forms form:automatic-focus="false" form:apply-design-mode="false"/>
        <draw:frame presentation:style-name="pr6" draw:text-style-name="P1" draw:layer="layout" svg:width="25.199cm" svg:height="2.338cm" svg:x="1.4cm" svg:y="0.837cm" presentation:class="title" presentation:user-transformed="true">
          <draw:text-box>
            <text:p>Bootstrap</text:p>
          </draw:text-box>
        </draw:frame>
        <draw:frame presentation:style-name="pr7" draw:text-style-name="P1" draw:layer="layout" svg:width="26.67cm" svg:height="17.188cm" svg:x="0.635cm" svg:y="3.81cm" presentation:class="outline" presentation:user-transformed="true">
          <draw:text-box>
            <text:list text:style-name="L2">
              <text:list-item>
                <text:p><text:span text:style-name="T5">Basic Template</text:span><text:span text:style-name="T6"> (</text:span><text:span text:style-name="T6"><text:a xlink:href="http://getbootstrap.com/getting-started/#template">http://getbootstrap.com/getting-started/#template</text:a></text:span><text:span text:style-name="T6">)</text:span></text:p>
              </text:list-item>
              <text:list-item>
                <text:p><text:span text:style-name="T5">CSS Information</text:span></text:p>
                <text:list>
                  <text:list-item>
                    <text:p><text:span text:style-name="T6">Mobile First (</text:span><text:span text:style-name="T6"><text:a xlink:href="http://getbootstrap.com/css/#overview-mobile">http://getbootstrap.com/css/#overview-mobile</text:a></text:span><text:span text:style-name="T6">)</text:span></text:p>
                  </text:list-item>
                  <text:list-item>
                    <text:p><text:span text:style-name="T6">Containers (</text:span><text:span text:style-name="T6"><text:a xlink:href="http://getbootstrap.com/css/#overview-container">http://getbootstrap.com/css/#overview-container</text:a></text:span><text:span text:style-name="T6">)</text:span></text:p>
                  </text:list-item>
                  <text:list-item>
                    <text:p><text:span text:style-name="T6">Grid System (</text:span><text:span text:style-name="T6"><text:a xlink:href="http://getbootstrap.com/css/#grid">http://getbootstrap.com/css/#grid</text:a></text:span><text:span text:style-name="T6">)</text:span></text:p>
                  </text:list-item>
                  <text:list-item>
                    <text:p><text:span text:style-name="T6">Responsive Utilities (</text:span><text:span text:style-name="T6"><text:a xlink:href="http://getbootstrap.com/css/#responsive-utilities">http://getbootstrap.com/css/#responsive-utilities</text:a></text:span><text:span text:style-name="T6">)</text:span></text:p>
                  </text:list-item>
                </text:list>
              </text:list-item>
              <text:list-item>
                <text:p><text:span text:style-name="T5">Some Bootstrap Components</text:span></text:p>
                <text:list>
                  <text:list-item>
                    <text:p><text:span text:style-name="T6">Navbar (</text:span><text:span text:style-name="T6"><text:a xlink:href="http://getbootstrap.com/components/#navbar">http://getbootstrap.com/components/#navbar</text:a></text:span><text:span text:style-name="T6">)</text:span></text:p>
                  </text:list-item>
                  <text:list-item>
                    <text:p><text:span text:style-name="T6">Labels (</text:span><text:span text:style-name="T6"><text:a xlink:href="http://getbootstrap.com/components/#labels">http://getbootstrap.com/components/#labels</text:a></text:span><text:span text:style-name="T6">)</text:span></text:p>
                  </text:list-item>
                  <text:list-item>
                    <text:p><text:span text:style-name="T6">Thumbnails (</text:span><text:span text:style-name="T6"><text:a xlink:href="http://getbootstrap.com/components/#thumbnails">http://getbootstrap.com/components/#thumbnails</text:a></text:span><text:span text:style-name="T6">)</text:span></text:p>
                  </text:list-item>
                  <text:list-item>
                    <text:p><text:span text:style-name="T6">Alerts (</text:span><text:span text:style-name="T6"><text:a xlink:href="http://getbootstrap.com/components/#alerts">http://getbootstrap.com/components/#alerts</text:a></text:span><text:span text:style-name="T6">)</text:span></text:p>
                  </text:list-item>
                  <text:list-item>
                    <text:p><text:span text:style-name="T6">Media Object (</text:span><text:span text:style-name="T6"><text:a xlink:href="http://getbootstrap.com/components/#media">http://getbootstrap.com/components/#media</text:a></text:span><text:span text:style-name="T6">)</text:span></text:p>
                  </text:list-item>
                  <text:list-item>
                    <text:p><text:span text:style-name="T6">Modals (</text:span><text:span text:style-name="T6"><text:a xlink:href="http://getbootstrap.com/javascript/#modals">http://getbootstrap.com/javascript/#modals</text:a></text:span><text:span text:style-name="T6">)</text:span></text:p>
                  </text:list-item>
                  <text:list-item>
                    <text:p><text:span text:style-name="T6">Carousel (</text:span><text:span text:style-name="T6"><text:a xlink:href="http://getbootstrap.com/javascript/#carousel">http://getbootstrap.com/javascript/#carousel</text:a></text:span><text:span text:style-name="T6">)</text:span></text:p>
                  </text:list-item>
                  <text:list-item>
                    <text:p><text:span text:style-name="T6">Tooltips (</text:span><text:span text:style-name="T6"><text:a xlink:href="http://getbootstrap.com/javascript/#tooltips">http://getbootstrap.com/javascript/#tooltips</text:a></text:span><text:span text:style-name="T6">)</text:span></text:p>
                  </text:list-item>
                </text:list>
              </text:list-item>
            </text:list>
          </draw:text-box>
        </draw:frame>
        <presentation:notes draw:style-name="dp2"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4" presentation:class="page"/>
        </presentation:notes>
      </draw:page>
      <draw:page draw:name="page4" draw:style-name="dp1" draw:master-page-name="_28_Default_29__20_Title_2f_Text_20_Master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71cm" svg:y="7.923cm" presentation:class="title" presentation:user-transformed="true">
          <draw:text-box>
            <text:p>AngularJS</text:p>
          </draw:text-box>
        </draw:frame>
        <presentation:notes draw:style-name="dp2">
          <office:forms form:automatic-focus="false" form:apply-design-mode="fals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5" presentation:class="page"/>
        </presentation:notes>
      </draw:page>
      <draw:page draw:name="page2" draw:style-name="dp1" draw:master-page-name="_28_Default_29__20_Title_2f_Text_20_Master" presentation:presentation-page-layout-name="AL1T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>About AngularJS</text:p>
          </draw:text-box>
        </draw:frame>
        <draw:frame presentation:style-name="pr4" draw:text-style-name="P1" draw:layer="layout" svg:width="25.199cm" svg:height="13.609cm" svg:x="1.27cm" svg:y="4.806cm" presentation:class="outline" presentation:user-transformed="true">
          <draw:text-box>
            <text:list text:style-name="L2">
              <text:list-item>
                <text:p>It is 100% Java Script</text:p>
              </text:list-item>
              <text:list-item>
                <text:p>It is 100% Client Side</text:p>
              </text:list-item>
              <text:list-item>
                <text:p>It is a framework, not a library.</text:p>
              </text:list-item>
              <text:list-item>
                <text:p>By Google<text:span text:style-name="T7">TM</text:span></text:p>
              </text:list-item>
            </text:list>
            <text:p/>
            <text:p/>
            <text:list text:continue-numbering="true" text:style-name="L2">
              <text:list-item>
                <text:p><text:span text:style-name="T4">The name is derived of angular brackets (chevrons) used in HTML “&lt;” and “&gt;”.</text:span></text:p>
              </text:list-item>
              <text:list-item>
                <text:p><text:span text:style-name="T4">ng – prefix used for angular directives inside a html document (aNGula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28_Default_29__20_Title_2f_Text_20_Master" presentation:presentation-page-layout-name="AL1T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>MVW</text:p>
          </draw:text-box>
        </draw:frame>
        <draw:frame presentation:style-name="pr4" draw:text-style-name="P1" draw:layer="layout" svg:width="25.199cm" svg:height="13.609cm" svg:x="1.4cm" svg:y="4.914cm" presentation:class="outline">
          <draw:text-box>
            <text:list text:style-name="L2">
              <text:list-item>
                <text:p>View → <text:span text:style-name="T4">HTML Page</text:span></text:p>
              </text:list-item>
              <text:list-item>
                <text:p>Model → <text:span text:style-name="T4">Objects and/or Values displayed by the View</text:span></text:p>
              </text:list-item>
              <text:list-item>
                <text:p>Controller → <text:span text:style-name="T4">defines the behavior.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Two-Way Data Binding<text:span text:style-name="T4"> – it is an automatic way performed by angular of updating view (html) whenever model changes and also updating model whenever view changes. It eliminates DOM manipulation boilerplat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28_Default_29__20_Title_2f_Text_20_Master" presentation:presentation-page-layout-name="AL1T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>Demo</text:p>
          </draw:text-box>
        </draw:frame>
        <draw:frame presentation:style-name="pr8" draw:text-style-name="P1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>Page template (index00)</text:p>
              </text:list-item>
              <text:list-item>
                <text:p>Bootstrap Static (index01)</text:p>
              </text:list-item>
              <text:list-item>
                <text:p>Bootstrap Responsive (index02)</text:p>
              </text:list-item>
              <text:list-item>
                <text:p>Angular Directive (index03)</text:p>
              </text:list-item>
              <text:list-item>
                <text:p>Angular Controller (index04)</text:p>
              </text:list-item>
              <text:list-item>
                <text:p>Angular Factory (index05)</text:p>
              </text:list-item>
              <text:list-item>
                <text:p>Angular Route (index06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28_Default_29__20_Title_2f_Text_20_Master" presentation:presentation-page-layout-name="AL1T1">
        <draw:frame presentation:style-name="pr1" draw:text-style-name="P1" draw:layer="layout" svg:width="25.199cm" svg:height="3.507cm" svg:x="1.471cm" svg:y="7.923cm" presentation:class="title" presentation:user-transformed="true">
          <draw:text-box>
            <text:p>Backup</text:p>
          </draw:text-box>
        </draw:frame>
        <presentation:notes draw:style-name="dp2">
          <office:forms form:automatic-focus="false" form:apply-design-mode="false"/>
          <draw:frame presentation:style-name="pr2" draw:text-style-name="P1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9" presentation:class="page"/>
        </presentation:notes>
      </draw:page>
      <draw:page draw:name="page10" draw:style-name="dp1" draw:master-page-name="_28_Default_29__20_Title_2f_Text_20_Master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>Some Concepts</text:p>
          </draw:text-box>
        </draw:frame>
        <draw:frame presentation:style-name="pr9" draw:text-style-name="P1" draw:layer="layout" svg:width="26.67cm" svg:height="15.74cm" svg:x="0.635cm" svg:y="3.945cm" presentation:class="outline" presentation:user-transformed="true">
          <draw:text-box>
            <text:list text:style-name="L2">
              <text:list-item>
                <text:p>HTML Data Object Model (DOM) → <text:span text:style-name="T4">defined as a tree of objects (html elements)</text:span></text:p>
              </text:list-item>
              <text:list-item>
                <text:p><text:span text:style-name="T4"/></text:p>
              </text:list-item>
              <text:list-item>
                <text:p>HTML Element → <text:span text:style-name="T4">the objects defined by DOM. They can be programmatically accessed using Java Script or other languages.</text:span></text:p>
                <text:list>
                  <text:list-item>
                    <text:p><text:span text:style-name="T4">Example: a (anchor), div, body, input, button.</text:span></text:p>
                  </text:list-item>
                </text:list>
              </text:list-item>
              <text:list-item>
                <text:p><text:span text:style-name="T4"/></text:p>
              </text:list-item>
              <text:list-item>
                <text:p>Java Script Object Notation (JSON) → <text:span text:style-name="T4">lightweight data-interchange format intended to be easy for humans read and write.</text:span></text:p>
                <text:list>
                  <text:list-item>
                    <text:p><text:span text:style-name="T4">Example: the input element</text:span></text:p>
                    <text:p><text:span text:style-name="T8">&lt;input type=”text” placeholder=”Type your name” /&gt;</text:span></text:p>
                    <text:p><text:span text:style-name="T9">may be noted as:</text:span></text:p>
                    <text:p><text:span text:style-name="T8">{“type”: “text”, “placeholder”: ”Type your name”}</text:span></text:p>
                  </text:list-item>
                </text:list>
              </text:list-item>
            </text:list>
          </draw:text-box>
        </draw:frame>
        <presentation:notes draw:style-name="dp2"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0" presentation:class="page"/>
        </presentation:notes>
      </draw:page>
      <draw:page draw:name="page4" draw:style-name="dp1" draw:master-page-name="_28_Default_29__20_Title_2f_Text_20_Master" presentation:presentation-page-layout-name="AL1T1">
        <draw:frame presentation:style-name="pr3" draw:text-style-name="P1" draw:layer="layout" svg:width="25.199cm" svg:height="3.256cm" svg:x="1.4cm" svg:y="0.962cm" presentation:class="title">
          <draw:text-box>
            <text:p>Angular</text:p>
          </draw:text-box>
        </draw:frame>
        <draw:frame presentation:style-name="pr4" draw:text-style-name="P1" draw:layer="layout" svg:width="25.199cm" svg:height="13.609cm" svg:x="1.4cm" svg:y="4.914cm" presentation:class="outline">
          <draw:text-box>
            <text:list text:style-name="L2">
              <text:list-item>
                <text:p>Module</text:p>
              </text:list-item>
              <text:list-item>
                <text:p>Controller</text:p>
              </text:list-item>
              <text:list-item>
                <text:p>Directive</text:p>
              </text:list-item>
              <text:list-item>
                <text:p>Value, Factory, Service, Provider</text:p>
              </text:list-item>
              <text:list-item>
                <text:p>Config</text:p>
              </text:list-item>
              <text:list-item>
                <text:p>Route Provider</text:p>
              </text:list-item>
              <text:list-item>
                <text:p>For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28_Default_29__20_Title_2f_Text_20_Master-background" style:display-name="(Default) Title/Text Master-background" style:family="presentation">
      <style:graphic-properties draw:stroke="none" draw:fill="none"/>
      <style:text-properties style:letter-kerning="true"/>
    </style:style>
    <style:style style:name="_28_Default_29__20_Title_2f_Text_20_Master-backgroundobjects" style:display-name="(Default) Title/Text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f_Text_20_Master-notes" style:display-name="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pr1" style:family="presentation" style:parent-style-name="_28_Default_29__20_Title_2f_Text_20_Master-backgroundobjects">
      <style:graphic-properties draw:stroke="none" draw:fill="none" draw:auto-grow-height="false" fo:min-height="1.449cm" fo:wrap-option="wrap"/>
    </style:style>
    <style:style style:name="Mpr2" style:family="presentation" style:parent-style-name="_28_Default_29__20_Title_2f_Text_20_Master-backgroundobjects">
      <style:graphic-properties draw:stroke="none" draw:fill="none" draw:auto-grow-height="false" fo:min-height="1.397cm" fo:wrap-option="wrap"/>
    </style:style>
    <style:style style:name="Mpr3" style:family="presentation" style:parent-style-name="_28_Default_29__20_Title_2f_Text_20_Master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28_Default_29__20_Title_2f_Text_20_Master" style:display-name="(Default) Title/Text Master" style:page-layout-name="PM1" draw:style-name="Mdp1">
      <office:forms form:automatic-focus="false" form:apply-design-mode="false"/>
      <draw:frame presentation:style-name="_28_Default_29__20_Title_2f_Text_20_Master-title" draw:layer="backgroundobjects" svg:width="25.199cm" svg:height="3.506cm" svg:x="1.4cm" svg:y="0.837cm" presentation:class="title" presentation:placeholder="true">
        <draw:text-box/>
      </draw:frame>
      <draw:frame presentation:style-name="_28_Default_29__20_Title_2f_Text_20_Master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28_Default_29__20_Title_2f_Text_20_Master-title" draw:layer="backgroundobjects" svg:width="13.968cm" svg:height="10.476cm" svg:x="3.81cm" svg:y="2.123cm" presentation:class="page"/>
        <draw:frame presentation:style-name="_28_Default_29__20_Title_2f_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03T17:10:40</meta:creation-date>
    <meta:editing-duration>PT1H3M58S</meta:editing-duration>
    <meta:editing-cycles>3</meta:editing-cycles>
    <meta:generator>OpenOffice/4.1.1$Unix OpenOffice.org_project/411m6$Build-9775</meta:generator>
    <dc:date>2016-05-04T18:52:27</dc:date>
    <dc:creator>Alexandre Quinteiro</dc:creator>
    <meta:document-statistic meta:object-count="62"/>
  </office:meta>
</office:document-meta>
</file>